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454" officeooo:paragraph-rsid="0001c454"/>
    </style:style>
    <style:style style:name="P2" style:family="paragraph" style:parent-style-name="Standard">
      <style:text-properties officeooo:rsid="0001c454" officeooo:paragraph-rsid="00034756"/>
    </style:style>
    <style:style style:name="P3" style:family="paragraph" style:parent-style-name="Standard">
      <style:paragraph-properties fo:text-align="center" style:justify-single-word="false"/>
      <style:text-properties fo:font-size="18pt" officeooo:rsid="0001c454" officeooo:paragraph-rsid="0001c454" style:font-size-asian="18pt" style:font-size-complex="18pt"/>
    </style:style>
    <style:style style:name="P4" style:family="paragraph" style:parent-style-name="Standard">
      <style:text-properties fo:font-weight="bold" officeooo:rsid="0001c454" officeooo:paragraph-rsid="0003475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4756" style:font-weight-asian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officeooo:rsid="00034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sis completion deadlines</text:p>
      <text:p text:style-name="P1"/>
      <text:p text:style-name="P1"><text:span text:style-name="T2">Overall completion</text:span>:</text:p>
      <text:p text:style-name="P1">August 2019, with an aim to submit in the first week of August.</text:p>
      <text:p text:style-name="P1"/>
      <text:p text:style-name="P1"><text:span text:style-name="T2">Individual chapter completion</text:span>:</text:p>
      <text:p text:style-name="P1"/>
      <text:p text:style-name="P1"><text:span text:style-name="T1">Introduction, conclusion and abstract</text:span>: No work started on conclusion or abstract. Some text written for introduction. <text:span text:style-name="T6">Completion</text:span> <text:span text:style-name="T6">expected </text:span>during July.</text:p>
      <text:p text:style-name="P1"/>
      <text:p text:style-name="P2"><text:span text:style-name="T1">MCRT technique</text:span>: Nearly completed (99% done), various minor fixes needed. Has been submitted to supervisors. <text:span text:style-name="T6">Completion</text:span> <text:span text:style-name="T6">expected</text:span> by end of June.</text:p>
      <text:p text:style-name="P1"/>
      <text:p text:style-name="P2"><text:span text:style-name="T1">Tissue ablation</text:span>: Nearly completed (95% done), various minor fixes and small section on application of method to be <text:span text:style-name="T6">written (100-200 words + figure)</text:span>. Has been submitted to supervisors. <text:span text:style-name="T6">Completion</text:span> <text:span text:style-name="T6">expected by</text:span> end of June.</text:p>
      <text:p text:style-name="P1"/>
      <text:p text:style-name="P4">Quasi-wave/particle MCRT: <text:span text:style-name="T3">Mostly done (75%), some small simulations to be done </text:span><text:span text:style-name="T4">1-2 days work</text:span><text:span text:style-name="T3">. Some text to be written </text:span><text:span text:style-name="T4">on aforementioned simulations</text:span><text:span text:style-name="T3">. <text:s/>Will be submitted to supervisors by w/e 1/6/19. </text:span><text:span text:style-name="T4">Completion</text:span><text:span text:style-name="T3"> </text:span><text:span text:style-name="T4">expected by end</text:span><text:span text:style-name="T3"> of June.</text:span></text:p>
      <text:p text:style-name="P1"/>
      <text:p text:style-name="P4">AmoebaMCRT: <text:span text:style-name="T3">Around 25% of chapter written up. All coding completed, need to run model on experimental data. </text:span><text:span text:style-name="T4">Simulations should take 1-2 weeks. Completion</text:span><text:span text:style-name="T3"> </text:span><text:span text:style-name="T4">expected by end of</text:span><text:span text:style-name="T3"> June.</text:span></text:p>
      <text:p text:style-name="P1"/>
      <text:p text:style-name="P4">Fluorescent images: <text:span text:style-name="T3">Nothing written up yet, though have some text from 1</text:span><text:span text:style-name="T5">st</text:span><text:span text:style-name="T3"> year report. Theory and code mostly the same as previous chapter </text:span><text:span text:style-name="T4">so will be a small “application” chapter</text:span><text:span text:style-name="T3">. <text:s/></text:span><text:span text:style-name="T4">Completion</text:span><text:span text:style-name="T3"> </text:span><text:span text:style-name="T4">expected by end of Jul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17:53.731969475</meta:creation-date>
    <meta:print-date>2019-05-30T12:33:39.558135857</meta:print-date>
    <dc:date>2019-05-30T12:37:25.588968742</dc:date>
    <meta:editing-duration>PT8M41S</meta:editing-duration>
    <meta:editing-cycles>1</meta:editing-cycles>
    <meta:document-statistic meta:table-count="0" meta:image-count="0" meta:object-count="0" meta:page-count="1" meta:paragraph-count="10" meta:word-count="196" meta:character-count="1280" meta:non-whitespace-character-count="1092"/>
    <meta:generator>LibreOffice/5.1.6.2$Linux_X86_64 LibreOffice_project/10m0$Build-2</meta:generator>
  </office:meta>
</office:document-meta>
</file>